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056in" style:rel-width="100%" fo:margin-left="0in" table:align="left" style:writing-mode="lr-tb"/>
    </style:style>
    <style:style style:name="Table1.A" style:family="table-column">
      <style:table-column-properties style:column-width="5.9056in" style:rel-column-width="850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AR"/>
    </style:style>
    <style:style style:name="P2" style:family="paragraph" style:parent-style-name="Standard">
      <style:text-properties style:font-name="Arial1" fo:font-size="10pt" fo:language="es" fo:country="AR"/>
    </style:style>
    <style:style style:name="P3" style:family="paragraph" style:parent-style-name="Standard">
      <style:text-properties style:font-name="Arial1" fo:font-size="10pt" fo:language="es" fo:country="AR" fo:font-style="italic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s" fo:country="AR"/>
    </style:style>
    <style:style style:name="P5" style:family="paragraph" style:parent-style-name="Standard">
      <style:paragraph-properties fo:padding="0in" fo:border-left="none" fo:border-right="none" fo:border-top="none" fo:border-bottom="0.74pt solid #000000"/>
      <style:text-properties style:font-name="Arial1" fo:font-size="10pt" fo:language="es" fo:country="AR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0pt" fo:language="es" fo:country="AR" officeooo:paragraph-rsid="00032798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language="es" fo:country="AR" style:text-underline-style="solid" style:text-underline-width="auto" style:text-underline-color="font-color" fo:font-weight="bold" officeooo:paragraph-rsid="00032798" style:font-size-asian="10pt" style:font-weight-asian="bold" style:font-name-complex="Arial" style:font-size-complex="10pt"/>
    </style:style>
    <style:style style:name="P9" style:family="paragraph" style:parent-style-name="Standard">
      <style:paragraph-properties style:snap-to-layout-gri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0" style:family="paragraph" style:parent-style-name="Standard" style:list-style-name="WW8Num4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2" style:family="paragraph" style:parent-style-name="Standard"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P13" style:family="paragraph" style:parent-style-name="Standard" style:list-style-name="WW8Num1">
      <style:paragraph-properties fo:text-align="justify" style:justify-single-word="false"/>
      <style:text-properties style:font-name="Arial" fo:font-size="10pt" officeooo:paragraph-rsid="00032798" style:font-size-asian="10pt" style:font-name-complex="Arial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32798"/>
    </style:style>
    <style:style style:name="P15" style:family="paragraph" style:parent-style-name="Standard" style:list-style-name="WW8Num1">
      <style:paragraph-properties fo:text-align="justify" style:justify-single-word="false"/>
      <style:text-properties officeooo:paragraph-rsid="00032798"/>
    </style:style>
    <style:style style:name="P16" style:family="paragraph" style:parent-style-name="Standard" style:list-style-name="WW8Num4">
      <style:paragraph-properties fo:text-align="justify" style:justify-single-word="false"/>
      <style:text-properties officeooo:paragraph-rsid="00032798"/>
    </style:style>
    <style:style style:name="P17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Arial" fo:font-size="10pt" fo:language="es" fo:country="AR" officeooo:paragraph-rsid="00032798" style:font-size-asian="10pt" style:font-name-complex="Arial" style:font-size-complex="10pt"/>
    </style:style>
    <style:style style:name="T1" style:family="text">
      <style:text-properties style:font-name="Arial" fo:font-size="10pt" fo:language="es" fo:country="AR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fo:language="es" fo:country="AR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 style:font-weight-complex="bold"/>
    </style:style>
    <style:style style:name="T5" style:family="text">
      <style:text-properties style:font-name="Arial" fo:font-weight="bold" style:font-size-asian="10pt" style:font-weight-asian="bold" style:font-name-complex="Arial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ext:p text:style-name="Normal"/>
        <text:p text:style-name="P7">Espectáculo integrante Catálogo INT Presenta 2014</text:p>
        <text:p text:style-name="P14"><text:span text:style-name="T1">Comprobante de confirmación </text:span></text:p>
        <text:p text:style-name="P6"><text:span text:style-name="T5">para Catálogo INT Presenta 2015 <text:s/></text:span></text:p>
        <text:p text:style-name="P4"/>
        <text:p text:style-name="P3"/>
        <text:p text:style-name="P2"/>
        <text:p text:style-name="P2">Fecha de impresión del remito: 06/10/2015 14:08:48</text:p>
        <text:p text:style-name="P2"/>
        <text:p text:style-name="P2">Nombre del Espectáculo: asdasdasd</text:p>
        <text:p text:style-name="P2">Provincia: BUENOS AIRES</text:p>
        <text:p text:style-name="P2">Región: CENTRO</text:p>
        <text:p text:style-name="P2"/>
        <text:p text:style-name="P2">Nº de trámite: 4</text:p>
        <text:p text:style-name="P2">Fecha de trámite: 06/10/2015 14:08:46</text:p>
        <text:p text:style-name="P2"/>
        <text:p text:style-name="P2">Datos del Responsable: dsafsdf dfgdfgdfg - Fecha de nacimiento: 05 de ago - CUIT / CUIL: 20382580274</text:p>
        <text:p text:style-name="P2"/>
        <text:p text:style-name="P2"/>
        <text:p text:style-name="P12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9"/>
              <text:p text:style-name="P8">Importante</text:p>
              <text:p text:style-name="P17">En el caso haberse producido algún cambio de intérprete/s, se deberá presentar en la correspondiente Representación Provincial del INT:</text:p>
              <text:list xml:id="list5132390140027643840" text:style-name="WW8Num1">
                <text:list-item>
                  <text:p text:style-name="P13">Una copia de este comprobante.</text:p>
                </text:list-item>
                <text:list-item>
                  <text:p text:style-name="P15"><text:span text:style-name="T2">Un nuevo </text:span><text:span text:style-name="T4">DVD del espectáculo completo y con el/los nuevo/s intérprete/s: </text:span><text:span text:style-name="T3">cámara fija (se permite zoom y/o paneos sin moverse de su eje), sin editar, con iluminación y sonido adecuado, y correctamente rotulado: provincia, grupo, obra y autor.</text:span></text:p>
                </text:list-item>
              </text:list>
              <text:p text:style-name="P17">En el caso de haberse producido un cambio de responsable del espectáculo, se deberá presentar en la correspondiente Representación Provincial del INT:</text:p>
              <text:list xml:id="list6088962070175484034" text:style-name="WW8Num4">
                <text:list-item>
                  <text:p text:style-name="P16"><text:span text:style-name="T3">Una copia de este comprobante</text:span><text:span text:style-name="T2"> </text:span></text:p>
                </text:list-item>
                <text:list-item>
                  <text:p text:style-name="P10">Una copia del DNI del nuevo responsable.</text:p>
                </text:list-item>
                <text:list-item>
                  <text:p text:style-name="P10">Una nota firmada en original por todos los integrantes del espectáculo (firma, aclaración y DNI), informando el nombre (completo y real) y el Nº de DNI del nuevo responsable.</text:p>
                </text:list-item>
              </text:list>
              <text:p text:style-name="P11"/>
              <text:p text:style-name="P11">En cualquiera de los casos, la documentación podrá ser presentada hasta el 23/01/15. <text:s/></text:p>
              <text:p text:style-name="P12"/>
            </table:table-cell>
          </table:table-row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374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0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1"><draw:image xlink:href="Pictures/100002010000008600000037EC2B2E17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continelli</meta:initial-creator>
    <meta:creation-date>2014-10-23T12:30:00</meta:creation-date>
    <dc:date>2014-12-10T09:49:56</dc:date>
    <meta:editing-duration>PT25S</meta:editing-duration>
    <meta:editing-cycles>2</meta:editing-cycles>
    <meta:document-statistic meta:table-count="1" meta:image-count="2" meta:object-count="0" meta:page-count="1" meta:paragraph-count="20" meta:word-count="184" meta:character-count="1277" meta:non-whitespace-character-count="1109"/>
  </office:meta>
</office:document-meta>
</file>